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nonymous Pro" svg:font-family="'Anonymous Pro'" style:font-family-generic="modern" style:font-pitch="fixed"/>
    <style:font-face style:name="Jing Jing" svg:font-family="'Jing Jing'" style:font-pitch="variable"/>
    <style:font-face style:name="Motorwerk" svg:font-family="Motorwer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OC" style:family="table">
      <style:table-properties style:width="17cm" table:align="margins"/>
    </style:style>
    <style:style style:name="TOC.A" style:family="table-column">
      <style:table-column-properties style:column-width="8.5cm" style:rel-column-width="32767*"/>
    </style:style>
    <style:style style:name="TOC.B" style:family="table-column">
      <style:table-column-properties style:column-width="8.5cm" style:rel-column-width="32768*"/>
    </style:style>
    <style:style style:name="P1" style:family="paragraph" style:parent-style-name="Standard">
      <style:paragraph-properties fo:text-align="end" style:justify-single-word="false"/>
      <style:text-properties style:font-name="Impact" fo:font-size="30pt" fo:font-weight="bold" style:font-size-asian="30pt" style:font-weight-asian="bold" style:font-size-complex="30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Impact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Impact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Impact" fo:font-style="italic" style:font-style-asian="italic" style:font-style-complex="italic"/>
    </style:style>
    <style:style style:name="P5" style:family="paragraph" style:parent-style-name="Standard">
      <style:paragraph-properties fo:text-align="end" style:justify-single-word="false"/>
      <style:text-properties style:font-name="Impact" fo:font-style="normal" style:font-style-asian="normal" style:font-style-complex="normal"/>
    </style:style>
    <style:style style:name="P6" style:family="paragraph" style:parent-style-name="Standard">
      <style:paragraph-properties fo:text-align="end" style:justify-single-word="false"/>
      <style:text-properties style:font-name="Impact" fo:font-size="24pt" fo:font-style="italic" style:font-size-asian="24pt" style:font-style-asian="italic" style:font-size-complex="24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Impact" fo:font-size="24pt" fo:font-style="italic" style:font-size-asian="24pt" style:font-style-asian="italic" style:font-size-complex="24pt" style:font-style-complex="italic"/>
    </style:style>
    <style:style style:name="P8" style:family="paragraph" style:parent-style-name="Standard">
      <style:paragraph-properties fo:text-align="end" style:justify-single-word="false"/>
      <style:text-properties style:font-name="Impact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Impact" fo:font-size="10pt" fo:font-style="italic" style:font-size-asian="8.75pt" style:font-style-asian="italic" style:font-size-complex="10pt" style:font-style-complex="italic"/>
    </style:style>
    <style:style style:name="P10" style:family="paragraph" style:parent-style-name="Standard">
      <style:paragraph-properties fo:text-align="end" style:justify-single-word="false"/>
      <style:text-properties style:font-name="Impact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Impact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nonymous Pro" fo:font-size="12pt" style:letter-kerning="false" fo:background-color="transparent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Anonymous Pro" fo:font-size="12pt" style:letter-kerning="false" fo:background-color="transparent" style:font-size-asian="12pt" style:font-size-complex="12pt"/>
    </style:style>
    <style:style style:name="P14" style:family="paragraph">
      <style:paragraph-properties fo:text-align="center"/>
    </style:style>
    <style:style style:name="gr1" style:family="graphic">
      <style:graphic-properties svg:stroke-width="0.049cm" draw:marker-start-width="0.43cm" draw:marker-end-width="0.43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ED</text:p>
      <text:p text:style-name="P4"/>
      <text:p text:style-name="P4"/>
      <text:p text:style-name="P4"/>
      <text:p text:style-name="P5">[Ver. 0.0.1]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Arithmetic Library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2"><text:soft-page-break/></text:p>
      <text:p text:style-name="P2"/>
      <text:p text:style-name="P2">ZED</text:p>
      <text:p text:style-name="P3"/>
      <text:p text:style-name="P8">Table of Contents</text:p>
      <text:p text:style-name="P8"><draw:line text:anchor-type="paragraph" draw:z-index="0" draw:style-name="gr1" draw:text-style-name="P14" svg:x1="0.007cm" svg:y1="1.852cm" svg:x2="16.993cm" svg:y2="1.852cm"><text:p/></draw:line></text:p>
      <text:p text:style-name="P8"/>
      <text:p text:style-name="P8"/>
      <table:table table:name="TOC" table:style-name="TOC">
        <table:table-column table:style-name="TOC.A"/>
        <table:table-column table:style-name="TOC.B"/>
        <table:table-row>
          <table:table-cell office:value-type="string">
            <text:p text:style-name="P12">Overview</text:p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>Vector2</text:p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>Vector3</text:p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>Vector4</text:p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>Matrix3x3</text:p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>Matrix4x4</text:p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>Ray</text:p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>Plane</text:p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>Polygon</text:p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>AABB [Axis-Aligned Bounding Box]</text:p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>OBB [Orientated Bounding Box]</text:p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ext:soft-page-break/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  <table:table-row>
          <table:table-cell office:value-type="string">
            <text:p text:style-name="P12"/>
          </table:table-cell>
          <table:table-cell office:value-type="string">
            <text:p text:style-name="P13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nonymous Pro" svg:font-family="'Anonymous Pro'" style:font-family-generic="modern" style:font-pitch="fixed"/>
    <style:font-face style:name="Jing Jing" svg:font-family="'Jing Jing'" style:font-pitch="variable"/>
    <style:font-face style:name="Motorwerk" svg:font-family="Motorwer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Cassidy</meta:initial-creator>
    <meta:creation-date>2011-08-14T17:53:00.25</meta:creation-date>
    <dc:date>2011-10-22T20:23:19.78</dc:date>
    <meta:editing-duration>P1DT18H20M12S</meta:editing-duration>
    <meta:editing-cycles>5</meta:editing-cycles>
    <meta:generator>LibreOffice/3.4$Win32 LibreOffice_project/340m1$Build-302</meta:generator>
    <meta:document-statistic meta:table-count="1" meta:image-count="0" meta:object-count="0" meta:page-count="3" meta:paragraph-count="16" meta:word-count="26" meta:character-count="176" meta:non-whitespace-character-count="166"/>
  </office:meta>
</office:document-meta>
</file>